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DD000037325A5A6806.svm"/>
  <manifest:file-entry manifest:media-type="" manifest:full-path="Pictures/20000007000032A600003A9B54638B0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396in" fo:margin-left="0.0979in" fo:margin-right="0.0875in" table:align="margins"/>
    </style:style>
    <style:style style:name="Table1.A" style:family="table-column">
      <style:table-column-properties style:column-width="6.7396in" style:rel-column-width="65535*"/>
    </style:style>
    <style:style style:name="Table1.A1" style:family="table-cell">
      <style:table-cell-properties fo:padding="0.0382in" fo:border="0.0007in solid #000000"/>
    </style:style>
    <style:style style:name="Table2" style:family="table">
      <style:table-properties style:width="6.7396in" fo:margin-left="0.0979in" fo:margin-right="0.0875in" table:align="margins"/>
    </style:style>
    <style:style style:name="Table2.A" style:family="table-column">
      <style:table-column-properties style:column-width="6.7396in" style:rel-column-width="65535*"/>
    </style:style>
    <style:style style:name="Table2.A1" style:family="table-cell">
      <style:table-cell-properties fo:padding="0.0382in" fo:border="0.0007in solid #000000"/>
    </style:style>
    <style:style style:name="Table3" style:family="table">
      <style:table-properties style:width="6.7396in" fo:margin-left="0.0979in" fo:margin-right="0.0875in" table:align="margins"/>
    </style:style>
    <style:style style:name="Table3.A" style:family="table-column">
      <style:table-column-properties style:column-width="6.7396in" style:rel-column-width="65535*"/>
    </style:style>
    <style:style style:name="Table3.A1" style:family="table-cell">
      <style:table-cell-properties fo:padding="0.0382in" fo:border="0.0007in solid #000000"/>
    </style:style>
    <style:style style:name="Table4" style:family="table">
      <style:table-properties style:width="6.7396in" fo:margin-left="0.0979in" fo:margin-right="0.0875in" table:align="margins"/>
    </style:style>
    <style:style style:name="Table4.A" style:family="table-column">
      <style:table-column-properties style:column-width="6.7396in" style:rel-column-width="65535*"/>
    </style:style>
    <style:style style:name="Table4.A1" style:family="table-cell">
      <style:table-cell-properties fo:padding="0.0382in" fo:border="0.0007in solid #000000"/>
    </style:style>
    <style:style style:name="Table5" style:family="table">
      <style:table-properties style:width="6.7396in" fo:margin-left="0.0979in" fo:margin-right="0.0875in" table:align="margins"/>
    </style:style>
    <style:style style:name="Table5.A" style:family="table-column">
      <style:table-column-properties style:column-width="6.7396in" style:rel-column-width="65535*"/>
    </style:style>
    <style:style style:name="Table5.A1" style:family="table-cell">
      <style:table-cell-properties fo:padding="0.0382in" fo:border="0.0007in solid #000000"/>
    </style:style>
    <style:style style:name="Table6" style:family="table">
      <style:table-properties style:width="6.7396in" fo:margin-left="0.0979in" fo:margin-right="0.0875in" table:align="margins"/>
    </style:style>
    <style:style style:name="Table6.A" style:family="table-column">
      <style:table-column-properties style:column-width="6.7396in" style:rel-column-width="65535*"/>
    </style:style>
    <style:style style:name="Table6.A1" style:family="table-cell">
      <style:table-cell-properties fo:padding="0.0382in" fo:border="0.0007in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italic" style:font-name-asian="Courier New" style:font-size-asian="10pt" style:font-style-asian="italic" style:font-name-complex="Courier New" style:font-size-complex="10pt" style:font-style-complex="italic"/>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8"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0"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11"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margin-top="0in" fo:margin-bottom="0.0402in"/>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Standard">
      <style:paragraph-properties fo:margin-top="0in" fo:margin-bottom="0.0402in"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margin-top="0in" fo:margin-bottom="0.0402in" fo:text-align="justify" style:justify-single-word="false"/>
      <style:text-properties fo:color="#000000" style:font-name="Courier New" fo:font-size="10pt" fo:font-weight="normal" style:font-size-asian="10pt" style:font-weight-asian="normal" style:font-size-complex="10pt" style:font-weight-complex="normal"/>
    </style:style>
    <style:style style:name="P15" style:family="paragraph" style:parent-style-name="Heading_20_1">
      <style:paragraph-properties fo:text-align="center" style:justify-single-word="false"/>
      <style:text-properties style:font-name="Arial" fo:font-size="16pt" style:font-size-asian="16pt" style:font-size-complex="16pt"/>
    </style:style>
    <style:style style:name="P16" style:family="paragraph" style:parent-style-name="Heading_20_2">
      <style:text-properties style:font-name="Arial" fo:font-size="14pt" style:font-size-asian="14pt" style:font-size-complex="14pt"/>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text-properties style:font-name="Arial" fo:font-size="11pt" style:font-size-asian="11pt" style:font-size-complex="11pt"/>
    </style:style>
    <style:style style:name="P19" style:family="paragraph" style:parent-style-name="Text_20_body">
      <style:text-properties style:font-name="Arial" fo:font-size="12pt" style:font-size-asian="12pt" style:font-size-complex="12pt"/>
    </style:style>
    <style:style style:name="P20" style:family="paragraph" style:parent-style-name="Text_20_body">
      <style:text-properties style:font-name="Arial" fo:font-size="12pt" fo:font-weight="bold" style:font-size-asian="12pt" style:font-weight-asian="bold" style:font-size-complex="12pt" style:font-weight-complex="bold"/>
    </style:style>
    <style:style style:name="P21"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1pt" style:font-size-asian="11pt" style:font-size-complex="11pt"/>
    </style:style>
    <style:style style:name="P23" style:family="paragraph" style:parent-style-name="Standard">
      <style:text-properties fo:color="#000000" style:font-name="Courier New" fo:font-size="9pt" style:font-name-asian="Courier New" style:font-size-asian="9pt" style:font-name-complex="Courier New" style:font-size-complex="9pt"/>
    </style:style>
    <style:style style:name="P24" style:family="paragraph" style:parent-style-name="Standard">
      <style:text-properties fo:color="#000000" style:font-name="Arial" fo:font-size="11pt" style:font-name-asian="Courier New" style:font-size-asian="11pt" style:font-name-complex="Courier New" style:font-size-complex="11pt"/>
    </style:style>
    <style:style style:name="P25"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9pt" style:font-name-asian="Courier New" style:font-size-asian="9pt" style:font-name-complex="Courier New" style:font-size-complex="9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9"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1pt" style:font-name-asian="Courier New" style:font-size-asian="11pt" style:font-name-complex="Courier New" style:font-size-complex="11pt"/>
    </style:style>
    <style:style style:name="P30"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style:font-name-asian="Courier New" style:font-size-asian="12pt" style:font-name-complex="Courier New" style:font-size-complex="12pt"/>
    </style:style>
    <style:style style:name="P31"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P32" style:family="paragraph" style:parent-style-name="Standard">
      <style:paragraph-properties fo:margin-left="0in" fo:margin-right="0in" fo:text-align="center" style:justify-single-word="false" fo:text-indent="0in" style:auto-text-indent="false" style:text-autospace="none"/>
      <style:text-properties fo:color="#000000" style:font-name="Arial" fo:font-size="12pt" fo:font-weight="normal" style:font-name-asian="Courier New" style:font-size-asian="12pt" style:font-weight-asian="normal" style:font-name-complex="Courier New" style:font-size-complex="12pt" style:font-weight-complex="normal"/>
    </style:style>
    <style:style style:name="P33" style:family="paragraph" style:parent-style-name="Standard" style:list-style-name="L4">
      <style:paragraph-properties fo:margin-left="0in" fo:margin-right="0in" fo:text-align="justify" style:justify-single-word="false" fo:text-indent="0in" style:auto-text-indent="false" style:text-autospace="none"/>
      <style:text-properties fo:color="#000000" style:font-name="Arial" fo:font-size="12pt" fo:font-weight="bold" style:font-name-asian="Courier New" style:font-size-asian="12pt" style:font-weight-asian="bold" style:font-name-complex="Courier New" style:font-size-complex="12pt" style:font-weight-complex="bold"/>
    </style:style>
    <style:style style:name="P34" style:family="paragraph" style:parent-style-name="Standard" style:list-style-name="L3">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35" style:family="paragraph" style:parent-style-name="Standard" style:list-style-name="L3">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7" style:family="paragraph" style:parent-style-name="Standard" style:list-style-name="L4">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4">
      <style:paragraph-properties fo:margin-left="0in" fo:margin-right="0in" fo:text-align="start"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39" style:family="paragraph" style:parent-style-name="Standard">
      <style:paragraph-properties fo:margin-top="0in" fo:margin-bottom="0.0402in"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Standard" style:list-style-name="L2">
      <style:paragraph-properties fo:margin-top="0in" fo:margin-bottom="0.0799in"/>
      <style:text-properties style:font-name="Arial" fo:font-size="12pt" style:font-size-asian="12pt" style:font-size-complex="12pt"/>
    </style:style>
    <style:style style:name="P41" style:family="paragraph" style:parent-style-name="Standard">
      <style:paragraph-properties fo:margin-top="0in" fo:margin-bottom="0.0799in" fo:text-align="justify" style:justify-single-word="false"/>
      <style:text-properties style:font-name="Arial" fo:font-size="12pt" style:font-size-asian="12pt" style:font-size-complex="12pt"/>
    </style:style>
    <style:style style:name="P42" style:family="paragraph" style:parent-style-name="Text_20_body" style:list-style-name="L1">
      <style:text-properties style:font-name="Arial" fo:font-size="12pt" style:font-size-asian="12pt" style:font-size-complex="12pt"/>
    </style:style>
    <style:style style:name="P43" style:family="paragraph" style:parent-style-name="Text_20_body">
      <style:paragraph-properties fo:text-align="justify" style:justify-single-word="false"/>
      <style:text-properties style:font-name="Arial" fo:font-size="12pt" style:font-size-asian="12pt" style:font-size-complex="12pt"/>
    </style:style>
    <style:style style:name="P44"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6" style:family="paragraph" style:parent-style-name="Heading_20_2">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000000" style:font-name-asian="Courier New" style:font-name-complex="Courier New"/>
    </style:style>
    <style:style style:name="T8" style:family="text">
      <style:text-properties fo:color="#000000" style:font-name="Arial" style:font-name-asian="Courier New" style:font-name-complex="Courier New"/>
    </style:style>
    <style:style style:name="T9" style:family="text">
      <style:text-properties fo:color="#000000" style:font-name="Arial" fo:font-style="normal" style:font-name-asian="Courier New" style:font-style-asian="normal" style:font-name-complex="Courier New" style:font-style-complex="normal"/>
    </style:style>
    <style:style style:name="T10" style:family="text">
      <style:text-properties fo:color="#000000" style:font-name="Arial" fo:font-weight="bold" style:font-name-asian="Courier New" style:font-weight-asian="bold" style:font-name-complex="Courier New" style:font-weight-complex="bold"/>
    </style:style>
    <style:style style:name="T11" style:family="text">
      <style:text-properties fo:color="#000000" style:font-name="Arial" fo:font-weight="normal" style:font-name-asian="Courier New" style:font-weight-asian="normal" style:font-name-complex="Courier New" style:font-weight-complex="normal"/>
    </style:style>
    <style:style style:name="T12" style:family="text">
      <style:text-properties fo:color="#000000" fo:font-weight="bold" style:font-name-asian="Courier New" style:font-weight-asian="bold" style:font-name-complex="Courier New" style:font-weight-complex="bold"/>
    </style:style>
    <style:style style:name="T13" style:family="text">
      <style:text-properties fo:color="#000000" fo:font-weight="bold" style:font-weight-asian="bold" style:font-weight-complex="bold"/>
    </style:style>
    <style:style style:name="T14" style:family="text">
      <style:text-properties fo:color="#000000" fo:font-weight="normal" style:font-name-asian="Courier New" style:font-weight-asian="normal" style:font-name-complex="Courier New" style:font-weight-complex="normal"/>
    </style:style>
    <style:style style:name="T15" style:family="text">
      <style:text-properties fo:color="#000000" fo:font-weight="normal" style:font-weight-asian="normal" style:font-weight-complex="normal"/>
    </style:style>
    <style:style style:name="T16" style:family="text">
      <style:text-properties fo:color="#000000" fo:font-style="normal" style:font-style-asian="normal" style:font-style-complex="normal"/>
    </style:style>
    <style:style style:name="T17" style:family="text">
      <style:text-properties style:font-name-asian="Courier New" style:font-name-complex="Courier New"/>
    </style:style>
    <style:style style:name="T18" style:family="text">
      <style:text-properties style:text-position="super 58%" style:font-name="Arial" fo:font-size="11pt" fo:font-weight="normal" style:font-size-asian="11pt" style:font-weight-asian="normal" style:font-size-complex="11pt" style:font-weight-complex="normal"/>
    </style:style>
    <style:style style:name="T19" style:family="text">
      <style:text-properties style:font-name="Arial" fo:font-size="11pt" fo:font-weight="normal" style:font-size-asian="11pt" style:font-weight-asian="normal" style:font-size-complex="11pt" style:font-weight-complex="normal"/>
    </style:style>
    <style:style style:name="T20" style:family="text">
      <style:text-properties style:font-name="Arial" fo:font-size="12pt" style:font-size-asian="12pt" style:font-size-complex="12pt"/>
    </style:style>
    <style:style style:name="T21" style:family="text">
      <style:text-properties style:font-name="Arial" fo:font-size="12pt" style:text-underline-style="none" style:font-size-asian="12pt" style:font-size-complex="12pt"/>
    </style:style>
    <style:style style:name="T22" style:family="text">
      <style:text-properties fo:color="#7f0055" fo:font-weight="bold" style:font-weight-asian="bold" style:font-weight-complex="bold"/>
    </style:style>
    <style:style style:name="T23" style:family="text">
      <style:text-properties fo:color="#7f0055" fo:font-weight="bold" style:font-name-asian="Courier New" style:font-weight-asian="bold" style:font-name-complex="Courier New" style:font-weight-complex="bold"/>
    </style:style>
    <style:style style:name="T24" style:family="text">
      <style:text-properties fo:color="#0000c0"/>
    </style:style>
    <style:style style:name="T25" style:family="text">
      <style:text-properties fo:color="#0000c0" fo:font-weight="normal" style:font-weight-asian="normal" style:font-weight-complex="normal"/>
    </style:style>
    <style:style style:name="T26" style:family="text">
      <style:text-properties fo:color="#0000c0" style:font-name-asian="Courier New" style:font-name-complex="Courier New"/>
    </style:style>
    <style:style style:name="T27" style:family="text">
      <style:text-properties fo:color="#0000c0" style:font-name="Arial" style:font-name-asian="Courier New" style:font-name-complex="Courier New"/>
    </style:style>
    <style:style style:name="T28" style:family="text">
      <style:text-properties fo:color="#0000c0" fo:font-style="normal" style:font-style-asian="normal" style:font-style-complex="normal"/>
    </style:style>
    <style:style style:name="T29" style:family="text">
      <style:text-properties fo:color="#0000ff" style:font-name="Arial" fo:font-style="normal" style:font-name-asian="Courier New" style:font-style-asian="normal" style:font-name-complex="Courier New" style:font-style-complex="normal"/>
    </style:style>
    <style:style style:name="T30" style:family="text">
      <style:text-properties fo:font-size="12pt" style:font-size-asian="12pt" style:font-size-complex="12pt"/>
    </style:style>
    <style:style style:name="T31" style:family="text">
      <style:text-properties style:font-weight-asian="normal"/>
    </style:style>
    <style:style style:name="T32" style:family="text">
      <style:text-properties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achine Learning Utility Classes in MARY</text:h>
      <text:p text:style-name="P2"/>
      <text:p text:style-name="P2">v1, 19.05.08<text:tab/>Oytun Türk <text:s/>&lt;oytun.turk@dfki.de&gt;</text:p>
      <text:h text:style-name="P16" text:outline-level="2">Overview</text:h>
      <text:p text:style-name="P19">OpenMARY includes a set of utility classes for:</text:p>
      <text:list text:style-name="L1">
        <text:list-item>
          <text:p text:style-name="P42">K-Means Clustering</text:p>
        </text:list-item>
        <text:list-item>
          <text:p text:style-name="P42">Gaussian Mixture Model (GMM) Training</text:p>
        </text:list-item>
      </text:list>
      <text:p text:style-name="P19">under the package <text:span text:style-name="T2">de.dfki.lt.machinelearning</text:span><text:span text:style-name="T3">.</text:span></text:p>
      <text:p text:style-name="P19">The aim of this document is to provide a quick-start guide for MARY developers who want to use these classes in their own code.</text:p>
      <text:p text:style-name="P18"/>
      <text:p text:style-name="P20">(a) K-Means Clustering</text:p>
      <text:p text:style-name="P21">K-Means clustering procedure is one of the most popular methods for unsupervised clustering of a given set of continuous valued observations (Mac Queen, 1967). It successfully works for multi-dimensional data as well as single-dimensional data. The input to the algorithm is a set of observation vectors and its output are the mean vectors corresponding to each cluster automatically fit to the observations. Once K-Means iterations have been completed, the resulting cluster centers minimize the normalized Euclidean distance between the observations and cluster centers. However, as K-Means clustering is a greedy algorithm, it is not guaranteed that the absolute minimum is always reached.</text:p>
      <text:p text:style-name="P21">The algorithm, as implemented in OpenMARY, consists of the following steps:</text:p>
      <text:list text:style-name="L2">
        <text:list-item>
          <text:p>Initialization (random assignment of cluster means using data points that are far away from each other + slight random shifts)</text:p>
        </text:list-item>
        <text:list-item>
          <text:p>Hard clustering of samples according to new cluster means</text:p>
        </text:list-item>
        <text:list-item>
          <text:p>Update of cluster means using assigned samples</text:p>
        </text:list-item>
        <text:list-item>
          <text:p>Re-iteration of Steps 2-3 until convergence, i.e. when overall cluster occupancy does not change much</text:p>
        </text:list-item>
      </text:list>
      <text:p text:style-name="P3"/>
      <text:p text:style-name="P21">In OpenMARY, cluster covariance matrices and their inverses are estimated after the iterations are completed in order to provide support for initialization of GMMs as described in Section b. </text:p>
      <text:p text:style-name="P21"><text:span text:style-name="T7">K-Means clustering is implemented in </text:span><text:span text:style-name="T12">KMeansClusteringTrainer.java</text:span><text:span text:style-name="T7">. The parameters of the algorithm can be specified using the class </text:span><text:span text:style-name="T12">KMeansClusteringTrainerParams</text:span><text:span text:style-name="T7">.</text:span><text:span text:style-name="T12"> </text:span><text:span text:style-name="T7">The following diagram shows an overview of the class </text:span><text:span text:style-name="T12">KMeansClusteringTrainer </text:span><text:span text:style-name="T7">with its input and output data structures:</text:span></text:p>
      <text:p text:style-name="P21"><text:span text:style-name="T7"/></text:p>
      <text:p text:style-name="P21"><text:span text:style-name="T7"/></text:p>
      <text:p text:style-name="P21"><text:span text:style-name="T7"/></text:p>
      <text:p text:style-name="P32"><draw:frame draw:style-name="fr1" draw:name="graphics1" text:anchor-type="paragraph" svg:width="5.1047in" svg:height="5.9071in" draw:z-index="0"><draw:image xlink:href="Pictures/20000007000032A600003A9B54638B08.svm" xlink:type="simple" xlink:show="embed" xlink:actuate="onLoad"/></draw:frame><text:soft-page-break/>Figure 1. Overview of <text:s/><text:span text:style-name="T1">KMeansClusteringTrainer</text:span>.</text:p>
      <text:p text:style-name="P31"/>
      <text:p text:style-name="P4">The following lines of code show how to train 2 classes:</text:p>
      <text:p text:style-name="P22"/>
      <table:table table:name="Table1" table:style-name="Table1">
        <table:table-column table:style-name="Table1.A"/>
        <table:table-row>
          <table:table-cell table:style-name="Table1.A1" office:value-type="string">
            <text:p text:style-name="P5">double[][] x;</text:p>
            <text:p text:style-name="P5">//Initialize x to include N observation vectors as x[0], x[1], ...,x[N-1]</text:p>
            <text:p text:style-name="P5">//...</text:p>
            <text:p text:style-name="P5"/>
            <text:p text:style-name="P12">KMeansClusteringTrainerParams params = new KmeansClusteringTrainerParams();</text:p>
            <text:p text:style-name="P12">kmeansParams.numClusters = 2;</text:p>
            <text:p text:style-name="P11">KMeansClusteringTrainer clusterer = new KMeansClusteringTrainer();</text:p>
            <text:p text:style-name="P11">clusterer.train(x, params);</text:p>
          </table:table-cell>
        </table:table-row>
      </table:table>
      <text:p text:style-name="P23"/>
      <text:p text:style-name="P27"/>
      <text:p text:style-name="P27"/>
      <text:p text:style-name="P10"><text:span text:style-name="T7">The resulting clusters can be accessed using </text:span><text:span text:style-name="T12">clusterer.clusters</text:span><text:span text:style-name="T7">:</text:span></text:p>
      <text:p text:style-name="P2"/>
      <table:table table:name="Table2" table:style-name="Table2">
        <table:table-column table:style-name="Table2.A"/>
        <text:soft-page-break/>
        <table:table-row>
          <table:table-cell table:style-name="Table2.A1" office:value-type="string">
            <text:p text:style-name="P13">clusterer.clusters[0].meanVector: Mean vector of Cluster 1</text:p>
            <text:p text:style-name="P13">clusterer.clusters[0].covMatrix: Covariance matrix of Cluster 1</text:p>
            <text:p text:style-name="P13">clusterer.clusters[0].invCovMatrix: Inverse of covariance matrix of Cluster 1</text:p>
            <text:p text:style-name="P14"><text:span text:style-name="T17">clusterer.clusters[0].isDiagonalCovariance: Is the covariance a diagonal <text:s/>matrix? If true, then covMatrix and invCovMatrix are both 1 dimensional arrays</text:span><text:span text:style-name="T17"> with covMatrix[0] corresponding to diagonal entries of the actual covariance matrix and invCovMatrix[0] corresponding to inverse of the diagonal </text:span><text:span text:style-name="T17">entries of the </text:span><text:span text:style-name="T17">covariance matrix. </text:span></text:p>
          </table:table-cell>
        </table:table-row>
      </table:table>
      <text:p text:style-name="P30"/>
      <text:p text:style-name="P10"><text:span text:style-name="T12"/></text:p>
      <text:p text:style-name="P10"><text:span text:style-name="T12">KMeansClusteringTrainerParams</text:span><text:span text:style-name="T14"> consists of the following parameters that one may want to experiment with while clustering a given set of observations:</text:span></text:p>
      <text:p text:style-name="P31"/>
      <text:list text:style-name="L3">
        <text:list-item>
          <text:p text:style-name="P34"><text:span text:style-name="T22">int</text:span><text:span text:style-name="T15"> </text:span><text:span text:style-name="T25">numClusters: </text:span><text:span text:style-name="T15">Number of clusters to be trained </text:span><text:span text:style-name="T13">(Should be specified by the user)</text:span><text:span text:style-name="T15">.</text:span></text:p>
        </text:list-item>
        <text:list-item>
          <text:p text:style-name="P34"><text:span text:style-name="T22">int</text:span><text:span text:style-name="T6"> </text:span><text:span text:style-name="T24">maxIterations: </text:span><text:span text:style-name="T6">Maximum iterations to stop K-means training (</text:span><text:span text:style-name="T15">DEFAULT=200</text:span><text:span text:style-name="T6">).</text:span></text:p>
        </text:list-item>
        <text:list-item>
          <text:p text:style-name="P34"><text:span text:style-name="T22">double</text:span><text:span text:style-name="T6"> </text:span><text:span text:style-name="T24">minClusterChangePercent: </text:span><text:span text:style-name="T6">Minimum percent change in cluster assignments to stop K-Means iterations (</text:span><text:span text:style-name="T15">DEFAULT=</text:span><text:span text:style-name="T6">0.0001). If a larger value is specified, the algorithm is likely to do less iterations which may lead to inaccurate estimates of cluster means.</text:span></text:p>
        </text:list-item>
        <text:list-item>
          <text:p text:style-name="P34"><text:span text:style-name="T22">boolean</text:span><text:span text:style-name="T6"> </text:span><text:span text:style-name="T24">isDiagonalOutputCovariance: </text:span><text:span text:style-name="T6">Estimate diagonal cluster covariances finally? (</text:span><text:span text:style-name="T15">DEFAULT=true</text:span><text:span text:style-name="T6">).</text:span></text:p>
        </text:list-item>
        <text:list-item>
          <text:p text:style-name="P34"><text:span text:style-name="T22">int</text:span><text:span text:style-name="T6"> </text:span><text:span text:style-name="T24">minSamplesInOneCluster: </text:span><text:span text:style-name="T6">Minimum number of observations allowed in one cluster (</text:span><text:span text:style-name="T15">DEFAULT=10</text:span><text:span text:style-name="T6">).</text:span></text:p>
        </text:list-item>
        <text:list-item>
          <text:p text:style-name="P34"><text:span text:style-name="T22">double</text:span><text:span text:style-name="T6"> </text:span><text:span text:style-name="T24">minCovarianceAllowed</text:span><text:span text:style-name="T6">: Minimum covariance value allowed for final cluster covariance matrices (</text:span><text:span text:style-name="T15">DEFAULT=</text:span><text:span text:style-name="T6">1e-5).</text:span></text:p>
        </text:list-item>
        <text:list-item>
          <text:p text:style-name="P35"><text:span text:style-name="T23">double</text:span><text:span text:style-name="T7">[] </text:span><text:span text:style-name="T26">globalVariances: </text:span><text:span text:style-name="T7">OPTIONAL</text:span><text:span text:style-name="T26"> - </text:span><text:span text:style-name="T7">Global variance vector of whole data. It can be computed using the utility functions in </text:span><text:span text:style-name="T12">de.dfki.lt.signalproc.util.MathUtils</text:span><text:span text:style-name="T7"> and set using the function </text:span><text:span text:style-name="T12">setGlobalVariances.</text:span><text:span text:style-name="T14"> It can be used in further distance computations, i.e. for <text:s/>normalized Euclidean distance computation to cluster centers.</text:span></text:p>
        </text:list-item>
      </text:list>
      <text:p text:style-name="P31"/>
      <text:p text:style-name="P8"><text:span text:style-name="T8">As another example, the following lines of code train 4 clusters using 500 maximum iterations with a minimum of 15 samples in one cluster: Note that if a cluster is assigned less than </text:span><text:span text:style-name="T27">minSamplesInOneCluster </text:span><text:span text:style-name="T8">in an iteration, its entries are re-assigned to the largest available cluster.</text:span></text:p>
      <text:p text:style-name="P2"/>
      <table:table table:name="Table3" table:style-name="Table3">
        <table:table-column table:style-name="Table3.A"/>
        <table:table-row>
          <table:table-cell table:style-name="Table3.A1" office:value-type="string">
            <text:p text:style-name="P5">double[][] x;</text:p>
            <text:p text:style-name="P5">//Initialize x to include N observation vectors as x[0], x[1], ...,x[N-1]</text:p>
            <text:p text:style-name="P5">//...</text:p>
            <text:p text:style-name="P5"/>
            <text:p text:style-name="P12">KMeansClusteringTrainerParams params = new KmeansClusteringTrainerParams();</text:p>
            <text:p text:style-name="P12">kmeansParams.numClusters = 4;</text:p>
            <text:p text:style-name="P12">kmeansParams.maxIterations = 500;</text:p>
            <text:p text:style-name="P12">kmeansParams.minSamplesInOneClsuter = 15;</text:p>
            <text:p text:style-name="P11">KMeansClusteringTrainer clusterer = new KMeansClusteringTrainer();</text:p>
            <text:p text:style-name="P11">clusterer.train(x, params);</text:p>
          </table:table-cell>
        </table:table-row>
      </table:table>
      <text:p text:style-name="Text_20_body"><text:a xlink:type="simple" xlink:href="http://en.wikipedia.org/wiki/K-means"><text:span text:style-name="T21"/></text:a></text:p>
      <text:p text:style-name="Text_20_body"><text:span text:style-name="T21"/></text:p>
      <text:p text:style-name="P20"><text:soft-page-break/>(b) Gaussian Mixture Model (GMM) Training</text:p>
      <text:p text:style-name="P43"><text:span text:style-name="T5">GMM performs a soft clustering of a set of observations and estimates the parameters of Gaussians that fit the observations in a maximum-likelihood sense (Dempster, et. al., 1977). The input to the algorithm is a set of observation vectors and its output are the mean vectors, covariance matrices, and mixture weights that are automatically fit to the observations. These model (output) parameters are estimated using the Expectation-Maximization (EM) algorithm. The resulting Gaussian parameters maximize the log-likelihood of the model given the observations. However, as EM starts from the greedy K-Means based Gaussian estimates, it is not always guaranteed to find the absolute maximum of the log-likelihood function.</text:span><text:span text:style-name="T5">The algorithm, as implemented in OpenMARY, consists of the following steps:</text:span></text:p>
      <text:list text:style-name="L2">
        <text:list-item text:start-value="1">
          <text:p>Initialization using K-Means clustering (See Section a for details)</text:p>
        </text:list-item>
        <text:list-item>
          <text:p text:style-name="P40">EM iterations that increase total log-likelihood and that terminate automatically</text:p>
        </text:list-item>
      </text:list>
      <text:p text:style-name="P41"><text:span text:style-name="T5">GMM training</text:span> is implemented in <text:span text:style-name="T1">GMMTrainer.java</text:span>. The parameters of the algorithm can be specified using the class <text:span text:style-name="T1">GMMTrainerParams</text:span><text:span text:style-name="T5">.</text:span><text:span text:style-name="T1"> </text:span><text:span text:style-name="T14">The following diagram shows an overview of <text:s/>the class </text:span><text:span text:style-name="T12">GMMTrainer </text:span><text:span text:style-name="T14">with its input and output data structures:</text:span></text:p>
      <text:p text:style-name="P32"><draw:frame draw:style-name="fr1" draw:name="graphics2" text:anchor-type="paragraph" svg:width="4.2193in" svg:height="5.5634in" draw:z-index="1"><draw:image xlink:href="Pictures/20000007000029DD000037325A5A6806.svm" xlink:type="simple" xlink:show="embed" xlink:actuate="onLoad"/></draw:frame><text:span text:style-name="T14">Figure 2. Overview of <text:s/></text:span><text:span text:style-name="T1">GMMTrainer</text:span><text:span text:style-name="T14">.</text:span></text:p>
      <text:p text:style-name="P4"><text:soft-page-break/>The following lines of code show how to train a GMM with 2 mixture components:</text:p>
      <text:p text:style-name="P2"/>
      <table:table table:name="Table4" table:style-name="Table4">
        <table:table-column table:style-name="Table4.A"/>
        <table:table-row>
          <table:table-cell table:style-name="Table4.A1" office:value-type="string">
            <text:p text:style-name="P5">double[][] x;</text:p>
            <text:p text:style-name="P5">//Initialize x to include N observation vectors as x[0], x[1], ...,x[N-1]</text:p>
            <text:p text:style-name="P5">//...</text:p>
            <text:p text:style-name="P5"/>
            <text:p text:style-name="P12">GMMTrainerParams gmmParams = <text:span text:style-name="T22">new</text:span> GMMTrainerParams();</text:p>
            <text:p text:style-name="P12">gmmParams.totalComponents = 2;</text:p>
            <text:p text:style-name="P11">GMMTrainer g = <text:span text:style-name="T22">new</text:span> GMMTrainer();</text:p>
            <text:p text:style-name="P26">GMM gmm = g.train(x, gmmParams);</text:p>
          </table:table-cell>
        </table:table-row>
      </table:table>
      <text:p text:style-name="P23"/>
      <text:p text:style-name="P10"><text:span text:style-name="T7">The resulting Gaussians can be accessed using </text:span><text:span text:style-name="T12">gmm.components</text:span><text:span text:style-name="T7">:</text:span></text:p>
      <text:p text:style-name="P2"/>
      <table:table table:name="Table5" table:style-name="Table5">
        <table:table-column table:style-name="Table5.A"/>
        <table:table-row>
          <table:table-cell table:style-name="Table5.A1" office:value-type="string">
            <text:p text:style-name="P13">gmm.components[0].meanVector: Mean vector of Gaussian 1</text:p>
            <text:p text:style-name="P13">gmm.components[0].covMatrix: Covariance matrix of Gaussian 1</text:p>
            <text:p text:style-name="P13">gmm.components[0].getInvCovMatrix(): Inverse of covariance matrix of Gaussian 1</text:p>
            <text:p text:style-name="P13">gmm.components[0].getDetCovMatrix(): Determinant of the covariance matrix for Gaussian 1</text:p>
            <text:p text:style-name="P13">gmm.components[0].getCovMatrixDiagonal(): Diagonal of covariance matrix for Gaussian 1</text:p>
            <text:p text:style-name="P13">gmm.components[0].getConstantTerm(): Constant term for probability computation for Gaussian 1</text:p>
            <text:p text:style-name="P13">gmm.components[0].getConstantTermLog(): Logarithm of constant term for probability computation for Gaussian 1</text:p>
            <text:p text:style-name="P13">gmm.components[0].isDiagonalCovariance: Is the covariance a diagonal matrix? If true, then covMatrix and invCovMatrix are both 1 dimensional arrays with covMatrix[0] corresponding to diagonal entries of the actual covariance matrix and invCovMatrix[0] corresponding to inverse of the diagonal entries of the covariance matrix. </text:p>
          </table:table-cell>
        </table:table-row>
      </table:table>
      <text:p text:style-name="P29"/>
      <text:p text:style-name="P10"><text:span text:style-name="T7">The weights of Gaussians are given by </text:span><text:span text:style-name="T12">gmm.weights[0], gmm.weights[1]</text:span><text:span text:style-name="T7">, ... Various GMM and Gaussian utility functions</text:span><text:span text:style-name="T14"> for computing means, variances, probability values, etc. </text:span><text:span text:style-name="T7">can be found in the class </text:span><text:span text:style-name="T12">de.dfki.lt.signalproc.util.MathUtils</text:span><text:span text:style-name="T14">.</text:span></text:p>
      <text:p text:style-name="P30"/>
      <text:p text:style-name="P10"><text:span text:style-name="T12">GMMTrainerParams</text:span><text:span text:style-name="T14"> consists of the following parameters that one may want to experiment with while clustering a given set of observations:</text:span></text:p>
      <text:list text:style-name="L4">
        <text:list-header>
          <text:p text:style-name="P33"/>
        </text:list-header>
        <text:list-item>
          <text:p text:style-name="P37"><text:span text:style-name="T23">int</text:span><text:span text:style-name="T12"> </text:span><text:span text:style-name="T26">totalComponents: </text:span><text:span text:style-name="T7">Total number of Gaussians to be trained </text:span><text:span text:style-name="T12">(Should be specified by the user, otherwise parameters of a single Gaussian will be estimated)</text:span><text:span text:style-name="T7">.</text:span></text:p>
        </text:list-item>
        <text:list-item>
          <text:p text:style-name="P37"><text:span text:style-name="T23">boolean</text:span><text:span text:style-name="T7"> </text:span><text:span text:style-name="T26">isDiagonalCovariance</text:span><text:span text:style-name="T7">: Estimate diagonal covariance matrices? (DEFAULT = true). Full-covariance training is likely to result in ill-conditioned training due to insufficient training data</text:span></text:p>
        </text:list-item>
        <text:list-item>
          <text:p text:style-name="P37"><text:span text:style-name="T23">int</text:span><text:span text:style-name="T7"> </text:span><text:span text:style-name="T26">kmeansMaxIterations</text:span><text:span text:style-name="T7">: Minimum number of K-Means iterations to initialize the GMM (DEFAULT=200).</text:span></text:p>
        </text:list-item>
        <text:list-item>
          <text:p text:style-name="P37"><text:span text:style-name="T23">double</text:span><text:span text:style-name="T7"> </text:span><text:span text:style-name="T26">kmeansMinClusterChangePercent</text:span><text:span text:style-name="T7">: Maximum number of K-Means iterations to initialize the GMM (DEFAULT=0.0001).</text:span></text:p>
        </text:list-item>
        <text:list-item>
          <text:p text:style-name="P37"><text:span text:style-name="T23">int</text:span><text:span text:style-name="T12"> </text:span><text:span text:style-name="T26">kmeansMinSamplesInOneCluster</text:span><text:span text:style-name="T7">: Minimum number of observations in one cluster while initializing the GMM with K-Means (DEFAULT=10).</text:span></text:p>
        </text:list-item>
        <text:list-item>
          <text:p text:style-name="P37"><text:soft-page-break/><text:span text:style-name="T23">int</text:span><text:span text:style-name="T12"> </text:span><text:span text:style-name="T26">emMinIterations</text:span><text:span text:style-name="T7">: Minimum number of EM iterations for which the algorithm will not quit even when the total likelihood does not change much with additional iterations (DEFAULT=500).</text:span></text:p>
        </text:list-item>
        <text:list-item>
          <text:p text:style-name="P37"><text:span text:style-name="T23">int</text:span><text:span text:style-name="T12"> </text:span><text:span text:style-name="T26">emMaxIterations</text:span><text:span text:style-name="T7">: Maximum number of EM iterations for which the algorithm will quit even when total likelihood has not settled yet (DEFAULT=2000).</text:span></text:p>
        </text:list-item>
        <text:list-item>
          <text:p text:style-name="P37"><text:span text:style-name="T23">boolean </text:span><text:span text:style-name="T26">isUpdateCovariances</text:span><text:span text:style-name="T7">: Update covariance matrices in EM iterations?</text:span><text:span text:style-name="T7">(DEFAULT=true).</text:span></text:p>
        </text:list-item>
        <text:list-item>
          <text:p text:style-name="P37"><text:span text:style-name="T23">double</text:span><text:span text:style-name="T12"> </text:span><text:span text:style-name="T26">tinyLogLikelihoodChangePercent</text:span><text:span text:style-name="T7">: Threshold to compare percent decrease in total log-likelihood to stop iterations automatically (DEFAULT=0.0001).</text:span></text:p>
        </text:list-item>
        <text:list-item>
          <text:p text:style-name="P37"><text:span text:style-name="T23">double</text:span><text:span text:style-name="T12"> </text:span><text:span text:style-name="T26">minCovarianceAllowed</text:span><text:span text:style-name="T7">: Minimum covariance value allowed - should be a small positive number to avoid ill-conditioned training (DEFAULT=1e-4).</text:span></text:p>
        </text:list-item>
        <text:list-item>
          <text:p text:style-name="P38"><text:span text:style-name="T23">boolean</text:span><text:span text:style-name="T12"> </text:span><text:span text:style-name="T26">useNativeCLibTrainer: </text:span><text:span text:style-name="T7">Use native C library trainer (DEFAULT=false). Available for Windows OS only, other operating systems will require compilation of the native C++ code for GMMTrainer </text:span><text:span text:style-name="T12">(Contact the author for more information)</text:span><text:span text:style-name="T7">.</text:span></text:p>
        </text:list-item>
      </text:list>
      <text:p text:style-name="P31"/>
      <text:p text:style-name="P8"><text:span text:style-name="T8">As another example, the following trains 8 Gaussians with diagonal covariances using 150 maximum K-Means iterations in initialization, 750 minimum and 1500 maximum EM iterations, and a minimum covariance value of 1e-5. Setting <text:s/></text:span><text:span text:style-name="T29">useNativeCLibTrainer</text:span><text:span text:style-name="T9"> to false results in Java based training which is typically 5 to 10 times slower as compared to C++ version. Native C Library for GMM training is currently available for Windows OS only. For this purpose, GMMTrainer.exe should be included in the system path.</text:span></text:p>
      <text:p text:style-name="P2"/>
      <table:table table:name="Table6" table:style-name="Table6">
        <table:table-column table:style-name="Table6.A"/>
        <table:table-row>
          <table:table-cell table:style-name="Table6.A1" office:value-type="string">
            <text:p text:style-name="P5">double[][] x;</text:p>
            <text:p text:style-name="P5">//Initialize x to include N observation vectors as x[0], x[1], ...,x[N-1]</text:p>
            <text:p text:style-name="P5">//...</text:p>
            <text:p text:style-name="P5"/>
            <text:p text:style-name="P5">GMMTrainerParams gmmParams = <text:span text:style-name="T22">new</text:span> GMMTrainerParams();</text:p>
            <text:p text:style-name="P6"><text:span text:style-name="T16">gmmParams.</text:span><text:span text:style-name="T28">totalComponents</text:span><text:span text:style-name="T16"> = 8;</text:span></text:p>
            <text:p text:style-name="P7"><text:span text:style-name="T6">gmmParams.</text:span><text:span text:style-name="T24">isDiagonalCovariance</text:span><text:span text:style-name="T6"> = </text:span><text:span text:style-name="T22">true</text:span><text:span text:style-name="T6">; </text:span></text:p>
            <text:p text:style-name="P7"><text:span text:style-name="T6">gmmParams.</text:span><text:span text:style-name="T24">kmeansMaxIterations</text:span><text:span text:style-name="T6"> = 150;</text:span></text:p>
            <text:p text:style-name="P7"><text:span text:style-name="T6">gmmParams.</text:span><text:span text:style-name="T24">emMinIterations</text:span><text:span text:style-name="T6"> = 750;</text:span></text:p>
            <text:p text:style-name="P7"><text:span text:style-name="T6">gmmParams.</text:span><text:span text:style-name="T24">emMaxIterations</text:span><text:span text:style-name="T6"> = 1500; </text:span></text:p>
            <text:p text:style-name="P7"><text:span text:style-name="T6">gmmParams.</text:span><text:span text:style-name="T24">minCovarianceAllowed</text:span><text:span text:style-name="T6"> = 1e-5;</text:span></text:p>
            <text:p text:style-name="P7"><text:span text:style-name="T6">gmmParams.</text:span><text:span text:style-name="T24">useNativeCLibTrainer</text:span><text:span text:style-name="T6"> = </text:span><text:span text:style-name="T22">false</text:span><text:span text:style-name="T6">;</text:span></text:p>
            <text:p text:style-name="P9"><text:s text:c="8"/></text:p>
            <text:p text:style-name="P7"><text:span text:style-name="T6">GMMTrainer g = </text:span><text:span text:style-name="T22">new</text:span><text:span text:style-name="T6"> GMMTrainer();</text:span></text:p>
            <text:p text:style-name="P9">GMM gmm = g.train(x, gmmParams);</text:p>
          </table:table-cell>
        </table:table-row>
      </table:table>
      <text:p text:style-name="P24"/>
      <text:p text:style-name="P24"/>
      <text:p text:style-name="P8"><text:span text:style-name="T8">Finally, the main function in <text:s/></text:span><text:span text:style-name="T10">GMMTrainer.java </text:span><text:span text:style-name="T11">provides a demonstration of GMM training (initialized by K-Means clustering) using artificially generated multi-dimensional vectors that form clusters.</text:span></text:p>
      <text:h text:style-name="P46" text:outline-level="2">References</text:h>
      <text:p text:style-name="P17"><text:span text:style-name="T19">MacQueen, J. B., 1967, “Some Methods for classification and analysis of multivariate observations”, in </text:span><text:span text:style-name="Emphasis"><text:span text:style-name="T19">Proc. of the 5</text:span></text:span><text:span text:style-name="Emphasis"><text:span text:style-name="T18">th</text:span></text:span><text:span text:style-name="Emphasis"><text:span text:style-name="T19"> Berkeley Symposium on Mathematical Statistics and Probability</text:span></text:span><text:span text:style-name="T19">, Berkeley, University f California Press, 1:281-297.</text:span></text:p>
      <text:p text:style-name="P45">Dempster, A., Laird, N., and Rubin, D., 1977, “Maximum likelihood from incomplete data via the EM algorithm", Journal of the Royal Statistical Society, Series B, 39(1):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Oytun Turk</dc:creator>
    <dc:date>2008-05-20T11:13:09</dc:date>
    <meta:editing-cycles>32</meta:editing-cycles>
    <meta:editing-duration>PT3H33M19S</meta:editing-duration>
    <meta:user-defined meta:name="Info 1"/>
    <meta:user-defined meta:name="Info 2"/>
    <meta:user-defined meta:name="Info 3"/>
    <meta:user-defined meta:name="Info 4"/>
    <meta:document-statistic meta:table-count="6" meta:image-count="2" meta:object-count="0" meta:page-count="6" meta:paragraph-count="105" meta:word-count="1514" meta:character-count="10933"/>
  </office:meta>
</office:document-meta>
</file>